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you've slain not only Gashkull,
but that Hellish King just now...”</text:p>
          </table:table-cell>
          <table:table-cell table:number-columns-repeated="1020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style-name="ce0"/>
          <table:table-cell table:style-name="ce0"/>
          <table:table-cell table:style-name="ce0" office:value-type="string">
            <text:p>Village Head
“You kids really are full of surprises...”</text:p>
          </table:table-cell>
          <table:table-cell table:number-columns-repeated="1020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, I even surprise myself! ♪</text:p>
          </table:table-cell>
          <table:table-cell table:number-columns-repeated="1020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o glad that no one was seriously
injured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the threat of Gashkull gone, the coal
mines should be much safer now.</text:p>
          </table:table-cell>
          <table:table-cell table:number-columns-repeated="1020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style-name="ce0"/>
          <table:table-cell table:style-name="ce0"/>
          <table:table-cell table:style-name="ce0" office:value-type="string">
            <text:p>With a little effort put into driving out the
remaining monsters, it might even become
safe to resume operations.</text:p>
          </table:table-cell>
          <table:table-cell table:number-columns-repeated="1020"/>
        </table:table-row>
        <table:table-row>
          <table:table-cell table:style-name="ce0" office:value-type="string">
            <text:p>よかったです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that great?</text:p>
          </table:table-cell>
          <table:table-cell table:number-columns-repeated="1020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style-name="ce0"/>
          <table:table-cell table:style-name="ce0"/>
          <table:table-cell table:style-name="ce0" office:value-type="string">
            <text:p>Village Head
“You have my sincere thanks. I don't have
enough words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style-name="ce0"/>
          <table:table-cell table:style-name="ce0"/>
          <table:table-cell table:style-name="ce0" office:value-type="string">
            <text:p>Village Head
“This poor village cannot afford much to
gift you with either, but we were able to
scrape together a modest reward for you.”</text:p>
          </table:table-cell>
          <table:table-cell table:number-columns-repeated="1020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style-name="ce0"/>
          <table:table-cell table:style-name="ce0"/>
          <table:table-cell table:style-name="ce0" office:value-type="string">
            <text:p>Village Head
“It's all lined up right outside for you,
so please take whatever you'd like.”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return to the Seraphia lab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style-name="ce0"/>
          <table:table-cell table:style-name="ce0"/>
          <table:table-cell table:style-name="ce0" office:value-type="string">
            <text:p>We need to hand Gashkull's tusk over to
the Chief.</text:p>
          </table:table-cell>
          <table:table-cell table:number-columns-repeated="1020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. She must really be looking forward to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